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YS Text" svg:font-family="'YS Text', Arial, Helvetica, sans-serif"/>
    <style:font-face style:name="monospace" svg:font-family="monospace"/>
    <style:font-face style:name="sans-serif" svg:font-family="sans-serif"/>
  </office:font-face-decls>
  <office:automatic-styles>
    <style:style style:name="P1" style:family="paragraph" style:parent-style-name="Standard">
      <style:paragraph-properties fo:text-align="center" style:justify-single-word="false"/>
      <style:text-properties style:font-name="Times New Roman" fo:font-size="12pt" officeooo:paragraph-rsid="001d32b1" style:font-size-asian="12pt" style:font-name-complex="Times New Roman1" style:font-size-complex="12pt"/>
    </style:style>
    <style:style style:name="P2" style:family="paragraph" style:parent-style-name="Standard">
      <style:paragraph-properties fo:text-align="end" style:justify-single-word="false"/>
      <style:text-properties style:font-name="Times New Roman" fo:font-size="12pt" officeooo:paragraph-rsid="001d32b1" style:font-size-asian="12pt" style:font-name-complex="Times New Roman1" style:font-size-complex="12pt"/>
    </style:style>
    <style:style style:name="P3"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style:font-name="Times New Roman" fo:font-size="12pt" officeooo:rsid="001d32b1" officeooo:paragraph-rsid="001d32b1" style:font-size-asian="12pt"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fo:font-weight="bold" officeooo:paragraph-rsid="001d32b1" style:font-size-asian="12pt" style:font-weight-asian="bold" style:font-name-complex="Times New Roman1" style:font-size-complex="12pt"/>
    </style:style>
    <style:style style:name="P5"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style:font-name="Times New Roman" fo:font-size="12pt" fo:font-weight="normal" officeooo:rsid="001d32b1" officeooo:paragraph-rsid="001d32b1" style:font-size-asian="12pt" style:font-weight-asian="normal" style:font-name-complex="Times New Roman1" style:font-size-complex="12pt" style:font-weight-complex="normal"/>
    </style:style>
    <style:style style:name="P6" style:family="paragraph" style:parent-style-name="Standard" style:list-style-name="L1">
      <style:paragraph-properties fo:margin-top="0.101cm" fo:margin-bottom="0.101cm" style:contextual-spacing="false" fo:line-height="150%" fo:text-align="start" style:justify-single-word="false" fo:orphans="2" fo:widows="2"/>
      <style:text-properties style:font-name="Times New Roman" fo:font-size="12pt" fo:font-weight="normal" officeooo:rsid="001d32b1" officeooo:paragraph-rsid="001d32b1" style:font-size-asian="12pt" style:font-weight-asian="normal" style:font-name-complex="Times New Roman1" style:font-size-complex="12pt" style:font-weight-complex="normal"/>
    </style:style>
    <style:style style:name="P7"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style:font-name="Times New Roman" fo:font-size="12pt" fo:font-weight="normal" officeooo:rsid="001d32b1" officeooo:paragraph-rsid="001d32b1" style:font-size-asian="10.5pt" style:font-weight-asian="normal" style:font-name-complex="Times New Roman1" style:font-size-complex="12pt" style:font-weight-complex="normal"/>
    </style:style>
    <style:style style:name="P8"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style:font-name="Times New Roman" fo:font-size="16pt" fo:font-weight="bold" officeooo:rsid="001d32b1" officeooo:paragraph-rsid="001d32b1" style:font-size-asian="16pt" style:font-weight-asian="bold" style:font-name-complex="Times New Roman1" style:font-size-complex="16pt" style:font-weight-complex="bold"/>
    </style:style>
    <style:style style:name="P9" style:family="paragraph" style:parent-style-name="Standard" style:master-page-name="">
      <loext:graphic-properties draw:fill="none"/>
      <style:paragraph-properties fo:margin-left="1cm" fo:margin-right="0cm" fo:margin-top="0.101cm" fo:margin-bottom="0.101cm" style:contextual-spacing="false" fo:line-height="150%" fo:text-align="start" style:justify-single-word="false" fo:orphans="2" fo:widows="2" fo:text-indent="0cm" style:auto-text-indent="false" style:page-number="auto" fo:background-color="transparent"/>
      <style:text-properties style:font-name="Times New Roman" fo:font-size="16pt" fo:font-weight="bold" officeooo:rsid="001d32b1" officeooo:paragraph-rsid="001d32b1" style:font-size-asian="16pt" style:font-weight-asian="bold" style:font-name-complex="Times New Roman1" style:font-size-complex="16pt" style:font-weight-complex="bold"/>
    </style:style>
    <style:style style:name="P10" style:family="paragraph" style:parent-style-name="Standard">
      <style:paragraph-properties fo:text-align="end" style:justify-single-word="false"/>
      <style:text-properties officeooo:paragraph-rsid="001d32b1"/>
    </style:style>
    <style:style style:name="P11"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fo:font-size="12pt" officeooo:paragraph-rsid="001d32b1" style:font-size-asian="10.5pt" style:font-size-complex="12pt"/>
    </style:style>
    <style:style style:name="P12"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officeooo:paragraph-rsid="001d32b1"/>
    </style:style>
    <style:style style:name="P13"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fo:font-weight="normal" officeooo:paragraph-rsid="001d32b1" style:font-weight-asian="normal" style:font-weight-complex="normal"/>
    </style:style>
    <style:style style:name="P14" style:family="paragraph" style:parent-style-name="Standard" style:list-style-name="L2">
      <style:paragraph-properties fo:margin-top="0.101cm" fo:margin-bottom="0.101cm" style:contextual-spacing="false" fo:line-height="150%" fo:text-align="start" style:justify-single-word="false" fo:orphans="2" fo:widows="2"/>
      <style:text-properties fo:font-weight="normal" officeooo:paragraph-rsid="001d32b1" style:font-weight-asian="normal" style:font-weight-complex="normal"/>
    </style:style>
    <style:style style:name="P15" style:family="paragraph" style:parent-style-name="Standard" style:list-style-name="L3">
      <style:paragraph-properties fo:margin-top="0.101cm" fo:margin-bottom="0.101cm" style:contextual-spacing="false" fo:line-height="150%" fo:text-align="start" style:justify-single-word="false" fo:orphans="2" fo:widows="2"/>
      <style:text-properties fo:font-weight="normal" officeooo:paragraph-rsid="001d32b1" style:font-weight-asian="normal" style:font-weight-complex="normal"/>
    </style:style>
    <style:style style:name="P16"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fo:font-size="16pt" fo:font-weight="bold" officeooo:paragraph-rsid="001d32b1" style:font-size-asian="16pt" style:font-weight-asian="bold" style:font-size-complex="16pt" style:font-weight-complex="bold"/>
    </style:style>
    <style:style style:name="P17" style:family="paragraph" style:parent-style-name="Standard">
      <style:paragraph-properties fo:margin-left="0cm" fo:margin-right="0cm" fo:margin-top="0.101cm" fo:margin-bottom="0.101cm" style:contextual-spacing="false" fo:line-height="150%" fo:text-align="start" style:justify-single-word="false" fo:orphans="2" fo:widows="2" fo:text-indent="0cm" style:auto-text-indent="false"/>
      <style:text-properties fo:font-size="16pt" officeooo:paragraph-rsid="001d32b1" style:font-size-asian="16pt" style:font-size-complex="16pt"/>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e658e"/>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0d448a" style:font-size-asian="12pt" style:font-name-complex="Times New Roman1" style:font-size-complex="12pt"/>
    </style:style>
    <style:style style:name="T7" style:family="text">
      <style:text-properties style:font-name="Times New Roman" fo:font-size="12pt" fo:font-weight="normal" officeooo:rsid="001d32b1" style:font-size-asian="10.5pt" style:font-weight-asian="normal" style:font-name-complex="Times New Roman1" style:font-size-complex="12pt" style:font-weight-complex="normal"/>
    </style:style>
    <style:style style:name="T8" style:family="text">
      <style:text-properties fo:font-style="italic" style:font-style-asian="italic" style:font-style-complex="italic"/>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2pt" fo:font-weight="bold" style:font-size-asian="10.5pt" style:font-weight-asian="bold" style:font-size-complex="12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ОБРНАУКИ РОССИИ<text:line-break/>ФЕДЕРАЛЬНОЕ ГОСУДАРСТВЕННОЕ БЮДЖЕТНОЕ ОБЩЕОБРАЗОВАТЕЛЬНОЕ УЧРЕЖДЕНИЕ ВЫСШЕГО ОБРАЗОВАНИЯ</text:p>
      <text:p text:style-name="P4">«БЕЛГОРДСКИЙ ГОСУДАРСТВЕННЫЙ<text:line-break/>ТЕХНОЛОГИЧЕСКИЙ УНИВЕРСИТЕТ им. В.Г. ШУХОВА»<text:line-break/>(БГТУ им. В.Г. Шухова)</text:p>
      <text:p text:style-name="P1">Кафедра программного обеспечения вычислительной техники и<text:line-break/>автоматизированных систем</text:p>
      <text:p text:style-name="P1"/>
      <text:p text:style-name="P1"/>
      <text:p text:style-name="P1"/>
      <text:p text:style-name="P1"/>
      <text:p text:style-name="P1"/>
      <text:p text:style-name="P1"/>
      <text:p text:style-name="P1">Лабораторная работа № <text:span text:style-name="T4">5</text:span><text:line-break/>дисциплина: Информатика <text:line-break/>тема: «Логические функции: представление и вычислени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 ст. группы ПВ-211</text:p>
      <text:p text:style-name="P10"><text:span text:style-name="T6">Чувилко Илья Романович</text:span><text:span text:style-name="T5"><text:line-break/>Проверил: Бондаренко Татьяна Владимировна</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Белгород 2021</text:p>
      <text:p text:style-name="P1"/>
      <text:p text:style-name="P1"/>
      <text:p text:style-name="P3"><text:soft-page-break/><text:span text:style-name="T3">Введение</text:span></text:p>
      <text:p text:style-name="P5"><text:span text:style-name="T3"><text:tab/>Авторское право</text:span> — институт гражданского права, регулирующий правоотношения, связанные с созданием и использованием (изданием, исполнением, показом и т. д.) произведений науки, литературы или искусства, то есть объективных результатов творческой деятельности людей в этих областях. <text:span text:style-name="T3">Программы для ЭВМ</text:span> и<text:span text:style-name="T3"> базы данных</text:span> также охраняются авторским правом. Они приравнены к литературным произведениям и сборникам, соответственно. Английский термин копирайт © (англ. <text:span text:style-name="T3">copyright</text:span>, от «<text:span text:style-name="T3">копировать</text:span>» и «<text:span text:style-name="T3">право</text:span>») в английском языке обозначает имущественное авторское право, то есть право копировать, воспроизводить. </text:p>
      <text:p text:style-name="P5"/>
      <text:p text:style-name="P5"><text:tab/><text:span text:style-name="T3">Патент</text:span> - это набор исключительных прав, предоставляемых государством патентообладателю на ограниченный период времени, обычно 20 лет. Эти права предоставляются заявителям на получение патента в обмен на раскрытие ими изобретений. После выдачи патента в данной стране никто не может производить, использовать, продавать или импортировать / экспортировать заявленное изобретение в этой стране без разрешения патентообладателя. Разрешение, если оно предоставляется, обычно имеет форму лицензии, условия которой устанавливаются патентообладателем: оно может быть бесплатным или в обмен на выплату роялти или единовременного сбора. </text:p>
      <text:p text:style-name="P5"/>
      <text:p text:style-name="P5"><text:tab/><text:span text:style-name="T3">Безлицензионное программное обеспечение </text:span>- это <text:span text:style-name="T8">компьютерное программное</text:span> обеспечение, которое явно не является общественным достоянием, но авторы, по всей видимости, намереваются бесплатное использование, модификация, распространение и распространение модифицированного программного обеспечения, аналогично свободам, определенным для свободного программного обеспечения. Поскольку автор программного обеспечения не изложил в явной форме условия лицензии, программное обеспечение технически защищено авторским правом в соответствии с Бернской конвенцией и, как таковое, является собственностью. </text:p>
      <text:p text:style-name="P5"/>
      <text:p text:style-name="P5"/>
      <text:p text:style-name="P5"/>
      <text:p text:style-name="P5"/>
      <text:p text:style-name="P5"/>
      <text:p text:style-name="P9"><text:soft-page-break/>2 <text:tab/>История авторского права в области программного <text:tab/>обеспечения </text:p>
      <text:p text:style-name="P5"><text:tab/>Исторически компьютерные программы не были эффективно защищены авторскими правами, потому что компьютерные программы <text:span text:style-name="T3">не рассматривались</text:span> как фиксированный, материальный объект: объектный код рассматривался как утилитарный товар, созданный из исходного кода, а не как творческая работа. Из-за отсутствия прецедента этот результат был достигнут при принятии решения о том, как обращаться с авторскими правами на компьютерные программы. Бюро регистрации авторских прав попыталось классифицировать компьютерные программы, проводя аналогию: чертежи моста и результирующего моста по сравнению с исходным кодом программы и полученным исполняемым объектным кодом. Эта аналогия заставила Бюро регистрации авторских прав выдавать свидетельства об авторских правах в соответствии со своим «Правилом сомнения». </text:p>
      <text:p text:style-name="P5"><text:tab/>В <text:span text:style-name="T3">1974</text:span> году была создана Комиссия по новому технологическому использованию произведений, охраняемых авторским правом ( CONTU ). CONTU решила, что «<text:span text:style-name="T3">компьютерные программы</text:span>, в той степени, в которой они воплощают оригинальное творение автора, являются надлежащим объектом авторского права». В <text:span text:style-name="T3">1980</text:span> году Конгресс США добавил определение «компьютерной программы» в 17 USC § 101 и внес поправки в 17 USC § 117, чтобы позволить владельцу программы сделать еще одну копию или адаптацию для использования на компьютере.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3 <text:tab/>Патент на программное обеспечение </text:p>
      <text:p text:style-name="P5"><text:tab/><text:span text:style-name="T3">Патент программного обеспечения</text:span> является патентом на куске программного обеспечения, такие как<text:span text:style-name="T8"> компьютерная программа, библиотеки, пользовательский интерфейс,</text:span> или <text:span text:style-name="T8">алгоритм.</text:span> </text:p>
      <text:p text:style-name="P5"/>
      <text:p text:style-name="P5"><text:tab/>В <text:span text:style-name="T3">Российской Федерации</text:span> согласно статье 1350 ГКРФ изобретениями не считаются:</text:p>
      <text:list xml:id="list533825034" text:style-name="L1">
        <text:list-item>
          <text:p text:style-name="P6">открытия;</text:p>
        </text:list-item>
        <text:list-item>
          <text:p text:style-name="P6">научные теории и математические методы;</text:p>
        </text:list-item>
        <text:list-item>
          <text:p text:style-name="P6">решения, касающиеся только внешнего вида продуктов и направленные на <text:tab/><text:tab/> <text:s text:c="3"/>удовлетворение эстетических потребностей;</text:p>
        </text:list-item>
        <text:list-item>
          <text:p text:style-name="P6">правила и методы игр, интеллектуальной или экономической деятельности;</text:p>
        </text:list-item>
        <text:list-item>
          <text:p text:style-name="P6">компьютерные программы; </text:p>
        </text:list-item>
        <text:list-item>
          <text:p text:style-name="P6">решения, заключающиеся только в представлении информации. </text:p>
        </text:list-item>
      </text:list>
      <text:p text:style-name="P5"><text:tab/>Однако статья предусматривает, что патентоспособность этих объектов исключается только в том случае, если заявка на выдачу патента на изобретение касается этих объектов как таковых. </text:p>
      <text:p text:style-name="P8">3.1 <text:tab/>Очевидность</text:p>
      <text:p text:style-name="P7"><text:tab/>Распространенное возражение против патентов на программы состоит в том, что они относятся к тривиальным изобретениям. Утверждается, что патент на изобретение, которое многие люди могут легко разработать независимо друг от друга, не следует выдавать, поскольку это препятствует развитию. </text:p>
      <text:p text:style-name="P12"><text:span text:style-name="T7"><text:tab/></text:span>В разных странах по-разному подходят к вопросу об изобретательском уровне и неочевидности патентов на программы. Европа использует «тест изобретательского уровня»; см. требования об изобретательском уровне в Европе и, например, T 258/03. </text:p>
      <text:p text:style-name="P12"/>
      <text:p text:style-name="P12"/>
      <text:p text:style-name="P12"/>
      <text:p text:style-name="P12"/>
      <text:p text:style-name="P12"/>
      <text:p text:style-name="P16"><text:soft-page-break/>3.2 <text:tab/>Перекрытие с авторским правом</text:p>
      <text:p text:style-name="P13"><text:tab/><text:span text:style-name="T3">Патент</text:span> и <text:span text:style-name="T3">защита авторских прав</text:span> представляют собой два разных средства правовой защиты, которые могут охватывать один и тот же объект, например <text:span text:style-name="T8">компьютерные программы</text:span>, поскольку каждое из этих двух средств защиты служит своей цели. <text:span text:style-name="T8">Программное обеспечение</text:span> охраняется как произведения литературы в соответствии с Бернской конвенцией. Это позволяет создателю <text:span text:style-name="T1">предотвратить</text:span> копирование программы другим объектом, и, как правило, нет необходимости регистрировать код для <text:span text:style-name="T3">защиты авторских прав</text:span>. </text:p>
      <text:p text:style-name="P12"><text:span text:style-name="T2"><text:tab/></text:span><text:span text:style-name="T3">Патенты</text:span>, с другой стороны, дают их владельцам право запрещать другим <text:span text:style-name="T8">использовать технологию</text:span>, определенную в формуле изобретения, даже если технология была разработана независимо и не было задействовано копирование программного обеспечения или программного кода. Фактически, одно из самых последних решений ЕПВ проясняет это различие, заявляя, что программное обеспечение является патентоспособным, потому что это, по сути, только <text:span text:style-name="T8">технический метод</text:span>, выполняемый на компьютере, который следует отличать от самой программы для выполнения метода, при этом программа является просто выражение метода и, следовательно, <text:span text:style-name="T3">защищено авторским правом</text:span>. </text:p>
      <text:p text:style-name="P12"/>
      <text:p text:style-name="P16">3.3 <text:tab/>Программное обеспечение с открытым исходным кодом</text:p>
      <text:p text:style-name="P11"><text:tab/>Существует сильная нелюбовь в сообществе свободного программного обеспечения к патентам на программное обеспечение. Во многом это было вызвано тем, что свободное программное обеспечение или проекты с открытым исходным кодом <text:span text:style-name="T3">прекращались</text:span>, когда владельцы патентов, охватывающих аспекты проекта, требовали лицензионных сборов, которые проект не мог заплатить или не желал платить, или предлагали лицензии на условиях, на которых проект был не желает принять или не может принять, потому что это противоречит используемой лицензии свободных программ. </text:p>
      <text:p text:style-name="P11"/>
      <text:p text:style-name="P11"/>
      <text:p text:style-name="P11"/>
      <text:p text:style-name="P11"/>
      <text:p text:style-name="P11"/>
      <text:p text:style-name="P11"/>
      <text:p text:style-name="P12"><text:soft-page-break/><text:span text:style-name="T9">4<text:tab/>Нарушение авторского права </text:span><text:span text:style-name="T10"><text:line-break/><text:tab/></text:span><text:span text:style-name="T3">Нарушение авторских прав</text:span> (иногда именуемое <text:span text:style-name="T3">пиратством</text:span>) – это использование работ, защищенных законом об <text:span text:style-name="T8">авторском праве</text:span>, без разрешения для использования там, где такое разрешение требуется, тем самым нарушая определенные исключительные права, предоставленные правообладателю, такие как право на воспроизведение, распространение, отображать или выполнять защищенную работу, или создавать производные работы . Обладателем авторских прав обычно является создатель произведения, издатель или другое предприятие, которому переданы авторские права. Правообладатели регулярно прибегают к юридическим и технологическим мерам для предотвращения и наказания за нарушение авторских прав. </text:p>
      <text:p text:style-name="P12"/>
      <text:p text:style-name="P12"><text:tab/>Споры о нарушении авторских прав обычно разрешаются путем <text:span text:style-name="T8">прямых переговоров, уведомления и удаления или судебного разбирательства в гражданском суде</text:span>. Грубое или крупномасштабное коммерческое нарушение, особенно когда оно связано с подделкой, иногда преследуется через систему уголовного правосудия. Изменение общественных ожиданий, развитие цифровых технологий и растущий охват Интернета привели к такому широко распространенному анонимному нарушению прав, что отрасли, зависящие от авторского права, теперь меньше сосредотачиваются на преследовании лиц, которые ищут и делятся защищенным авторским правом контентом в Интернете, и больше на расширении законодательства об авторском праве признавать и наказывать в качестве косвенных нарушителей <text:span text:style-name="T3">поставщиков услуг</text:span> и <text:span text:style-name="T3">дистрибьюторов программного обеспечения</text:span>, которые, как утверждается, способствуют и поощряют отдельные акты нарушения прав со стороны других лиц. </text:p>
      <text:p text:style-name="P16"/>
      <text:p text:style-name="P16">4.1 <text:tab/>Ограничения</text:p>
      <text:p text:style-name="P13"><text:tab/>Закон об авторском праве <text:span text:style-name="T8">не предоставляет авторам и издателям абсолютный контроль</text:span> над использованием их работ. Защищены только определенные виды работ и виды использования; только несанкционированное использование охраняемых произведений может считаться нарушением авторских прав. <text:line-break/></text:p>
      <text:p text:style-name="P13"/>
      <text:p text:style-name="P13"/>
      <text:p text:style-name="P16"><text:soft-page-break/>4.2 Существующие законы</text:p>
      <text:p text:style-name="P13"><text:tab/>В большинстве стран защита авторских прав распространяется на<text:span text:style-name="T3"> авторов произведений</text:span>. В странах с законодательством об авторском праве обеспечение соблюдения авторских прав, как правило, является обязанностью правообладателя. Однако в некоторых юрисдикциях также предусмотрены уголовные наказания за нарушение авторских прав. </text:p>
      <text:p text:style-name="P16"/>
      <text:p text:style-name="P16">4.3 Законность скачивания </text:p>
      <text:p text:style-name="P12"><text:span text:style-name="T2"><text:tab/></text:span>В некоторой степени закон об авторском праве в некоторых странах <text:span text:style-name="T8">разрешает</text:span> загружать защищенный авторским правом контент для личного некоммерческого использования. Примеры включают Канаду и государства-члены Европейского союза (ЕС), такие как <text:span text:style-name="T3">Польша</text:span> и <text:span text:style-name="T3">Нидерланды</text:span>. </text:p>
      <text:p text:style-name="P12"/>
      <text:p text:style-name="P12"><text:span text:style-name="T9">4.4 Законность загрузки </text:span><text:line-break/><text:tab/><text:span text:style-name="T2">Хотя загрузка или другое частное копирование иногда разрешено, публичное распространение - путем загрузки или иного предложения поделиться контентом, защищенным авторским правом - остается незаконным в большинстве, если не во всех странах. Например, в Канаде, даже несмотря на то, что когда-то было законно скачивать любой защищенный авторским правом файл, пока он был для некоммерческого использования, распространение защищенных авторским правом файлов (например, путем загрузки их в P2P-сеть) по-прежнему было незаконным.</text:span></text:p>
      <text:p text:style-name="P12"><text:span text:style-name="T3"/></text:p>
      <text:p text:style-name="P17"><text:span text:style-name="T3">4.5 Ответственность онлайн-посредника</text:span></text:p>
      <text:p text:style-name="P13"><text:tab/>Вопрос о том, несут ли интернет-посредники1 ответственность за нарушение авторских прав своими пользователями, является предметом дебатов и судебных разбирательств в ряде стран. </text:p>
      <text:p text:style-name="P13"/>
      <text:p text:style-name="P13"/>
      <text:p text:style-name="P13"/>
      <text:p text:style-name="P13"/>
      <text:p text:style-name="P13"/>
      <text:p text:style-name="P16"><text:soft-page-break/>5 Список используемой литературы </text:p>
      <text:list xml:id="list2097581101" text:style-name="L2">
        <text:list-item>
          <text:p text:style-name="P14">Авторское право. </text:p>
          <text:p text:style-name="P14">URL: https://ru.wikipedia.org/wiki/Авторское_право </text:p>
          <text:p text:style-name="P14"/>
        </text:list-item>
        <text:list-item>
          <text:p text:style-name="P14">Авторское право на программное обеспечение - Software copyright </text:p>
          <text:p text:style-name="P14">URL: https://ru.abcdef.wiki/wiki/Software_copyright </text:p>
        </text:list-item>
      </text:list>
      <text:list xml:id="list3181995184" text:style-name="L3">
        <text:list-header>
          <text:p text:style-name="P15"/>
        </text:list-header>
      </text:list>
      <text:list xml:id="list151329019255282" text:continue-list="list2097581101" text:style-name="L2">
        <text:list-item>
          <text:p text:style-name="P14">Безлицензионное программное обеспечение - License-free software. </text:p>
          <text:p text:style-name="P14">URL: https://ru.abcdef.wiki/wiki/License-free_software </text:p>
          <text:p text:style-name="P14"/>
        </text:list-item>
        <text:list-item>
          <text:p text:style-name="P14">Патент на программное обеспечение - Software patent. </text:p>
          <text:p text:style-name="P14">URL: https://ru.abcdef.wiki/wiki/Software_patent </text:p>
          <text:p text:style-name="P14"/>
        </text:list-item>
        <text:list-item>
          <text:p text:style-name="P14">Нарушение авторского права - Copyright infringement. </text:p>
          <text:p text:style-name="P14">URL: https://ru.abcdef.wiki/wiki/Copyright_infringement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YS Text" svg:font-family="'YS Text', Arial, Helvetica, sans-serif"/>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date>2021-12-13T15:13:27.582000000</dc:date>
    <meta:editing-duration>PT1H29M23S</meta:editing-duration>
    <meta:editing-cycles>2</meta:editing-cycles>
    <meta:document-statistic meta:table-count="0" meta:image-count="0" meta:object-count="0" meta:page-count="8" meta:paragraph-count="57" meta:word-count="1298" meta:character-count="10693" meta:non-whitespace-character-count="9395"/>
  </office:meta>
</office:document-meta>
</file>